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3mm"/>
    </style:style>
    <style:style style:name="co2" style:family="table-column">
      <style:table-column-properties fo:break-before="auto" style:column-width="76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46.2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38.52mm"/>
    </style:style>
    <style:style style:name="co9" style:family="table-column">
      <style:table-column-properties fo:break-before="auto" style:column-width="7.62mm"/>
    </style:style>
    <style:style style:name="co10" style:family="table-column">
      <style:table-column-properties fo:break-before="auto" style:column-width="33.92mm"/>
    </style:style>
    <style:style style:name="co11" style:family="table-column">
      <style:table-column-properties fo:break-before="auto" style:column-width="50.01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4.07mm"/>
    </style:style>
    <style:style style:name="co14" style:family="table-column">
      <style:table-column-properties fo:break-before="auto" style:column-width="11.47mm"/>
    </style:style>
    <style:style style:name="co15" style:family="table-column">
      <style:table-column-properties fo:break-before="auto" style:column-width="30mm"/>
    </style:style>
    <style:style style:name="co16" style:family="table-column">
      <style:table-column-properties fo:break-before="auto" style:column-width="4.18mm"/>
    </style:style>
    <style:style style:name="co17" style:family="table-column">
      <style:table-column-properties fo:break-before="auto" style:column-width="22.12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4.29mm"/>
    </style:style>
    <style:style style:name="co20" style:family="table-column">
      <style:table-column-properties fo:break-before="auto" style:column-width="4.13mm"/>
    </style:style>
    <style:style style:name="co21" style:family="table-column">
      <style:table-column-properties fo:break-before="auto" style:column-width="12.72mm"/>
    </style:style>
    <style:style style:name="co22" style:family="table-column">
      <style:table-column-properties fo:break-before="auto" style:column-width="28.8mm"/>
    </style:style>
    <style:style style:name="co23" style:family="table-column">
      <style:table-column-properties fo:break-before="auto" style:column-width="4.45mm"/>
    </style:style>
    <style:style style:name="co24" style:family="table-column">
      <style:table-column-properties fo:break-before="auto" style:column-width="11.85mm"/>
    </style:style>
    <style:style style:name="co25" style:family="table-column">
      <style:table-column-properties fo:break-before="auto" style:column-width="44.52mm"/>
    </style:style>
    <style:style style:name="co26" style:family="table-column">
      <style:table-column-properties fo:break-before="auto" style:column-width="22.67mm"/>
    </style:style>
    <style:style style:name="co27" style:family="table-column">
      <style:table-column-properties fo:break-before="auto" style:column-width="26.55mm"/>
    </style:style>
    <style:style style:name="co28" style:family="table-column">
      <style:table-column-properties fo:break-before="auto" style:column-width="22.93mm"/>
    </style:style>
    <style:style style:name="co29" style:family="table-column">
      <style:table-column-properties fo:break-before="auto" style:column-width="36.79mm"/>
    </style:style>
    <style:style style:name="co30" style:family="table-column">
      <style:table-column-properties fo:break-before="auto" style:column-width="47.64mm"/>
    </style:style>
    <style:style style:name="co31" style:family="table-column">
      <style:table-column-properties fo:break-before="auto" style:column-width="49.88mm"/>
    </style:style>
    <style:style style:name="co32" style:family="table-column">
      <style:table-column-properties fo:break-before="auto" style:column-width="26.3mm"/>
    </style:style>
    <style:style style:name="co33" style:family="table-column">
      <style:table-column-properties fo:break-before="auto" style:column-width="53.08mm"/>
    </style:style>
    <style:style style:name="co34" style:family="table-column">
      <style:table-column-properties fo:break-before="auto" style:column-width="30.78mm"/>
    </style:style>
    <style:style style:name="co35" style:family="table-column">
      <style:table-column-properties fo:break-before="auto" style:column-width="67.84mm"/>
    </style:style>
    <style:style style:name="co36" style:family="table-column">
      <style:table-column-properties fo:break-before="auto" style:column-width="35.97mm"/>
    </style:style>
    <style:style style:name="co37" style:family="table-column">
      <style:table-column-properties fo:break-before="auto" style:column-width="27.46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23.58mm"/>
    </style:style>
    <style:style style:name="co40" style:family="table-column">
      <style:table-column-properties fo:break-before="auto" style:column-width="25.56mm"/>
    </style:style>
    <style:style style:name="co41" style:family="table-column">
      <style:table-column-properties fo:break-before="auto" style:column-width="40.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1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#ffcccc"/>
    </style:style>
    <style:style style:name="ce17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#d3ffd5" style:cell-protect="none" style:print-content="true"/>
    </style:style>
    <style:style style:name="ce14" style:family="table-cell" style:parent-style-name="Default">
      <style:table-cell-properties fo:background-color="#ffcc99" style:cell-protect="protected" style:print-content="tru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#ffcccc" style:cell-protect="protected" style:print-content="true"/>
    </style:style>
    <style:style style:name="ce7" style:family="table-cell" style:parent-style-name="Default">
      <style:table-cell-properties fo:background-color="#ffcc99"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d3ffd5" style:cell-protect="protected" style:print-content="true"/>
    </style:style>
    <style:style style:name="ce2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6" style:family="table-cell" style:parent-style-name="identifier">
      <style:table-cell-properties style:cell-protect="none" style:print-content="true"/>
    </style:style>
    <style:style style:name="ce37" style:family="table-cell" style:parent-style-name="displayName">
      <style:table-cell-properties style:cell-protect="none" style:print-content="true"/>
    </style:style>
    <style:style style:name="ce22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mm"/>
    </style:style>
    <style:style style:name="ce27" style:family="table-cell" style:parent-style-name="literal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reference">
      <style:table-cell-properties style:cell-protect="none" style:print-content="true"/>
    </style:style>
    <style:style style:name="ce25" style:family="table-cell" style:parent-style-name="property">
      <style:table-cell-properties style:cell-protect="none" style:print-content="true"/>
    </style:style>
    <style:style style:name="ce26" style:family="table-cell" style:parent-style-name="property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33" style:family="table-cell" style:parent-style-name="property">
      <style:table-cell-properties style:cell-protect="none" style:print-content="true"/>
      <style:text-properties style:font-name="Arial11" fo:font-size="10pt" style:font-name-asian="Arial11" style:font-size-asian="10pt" style:font-size-complex="10pt"/>
    </style:style>
    <style:style style:name="ce28" style:family="table-cell" style:parent-style-name="Default">
      <style:table-cell-properties fo:background-color="#ffcccc" style:cell-protect="none" style:print-content="true" style:text-align-source="fix" style:repeat-content="false"/>
      <style:paragraph-properties fo:text-align="center" fo:margin-left="0mm"/>
    </style:style>
    <style:style style:name="ce38" style:family="table-cell" style:parent-style-name="value">
      <style:table-cell-properties style:cell-protect="none" style:print-content="true"/>
    </style:style>
    <style:style style:name="ce50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whole-number() and cell-content()&gt;=0" table:allow-empty-cell="true" table:base-cell-address="Folder.D2">
          <table:help-message table:title="Rank property of a form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help-message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6" table:condition="of:cell-content-is-whole-number() and cell-content()&gt;=0" table:allow-empty-cell="true" table:base-cell-address="Contents.E2">
          <table:help-message table:display="true"/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7" table:condition="of:cell-content-is-in-list([Contents.$B$1:.$I$650])" table:allow-empty-cell="false" table:display-list="sort-ascending" table:base-cell-address="Folder.H2"/>
        <table:content-validation table:name="val8" table:condition="of:cell-content-is-in-list([$Properties.$B$10:.$Z$10])" table:allow-empty-cell="false" table:display-list="sort-ascending" table:base-cell-address="Contents.D2"/>
        <table:content-validation table:name="val9" table:condition="of:cell-content-is-in-list([$Contents.$C$1:.$I$650])" table:allow-empty-cell="true" table:display-list="sort-ascending" table:base-cell-address="View.H2"/>
        <table:content-validation table:name="val10" table:condition="of:cell-content-is-in-list([$Contents.$J$1:.$J$650])" table:allow-empty-cell="true" table:display-list="sort-ascending" table:base-cell-address="Message.E2"/>
        <table:content-validation table:name="val11" table:condition="of:cell-content-is-in-list([$Properties.$B$16:.$Z$16])" table:allow-empty-cell="true" table:display-list="unsorted" table:base-cell-address="Message.F2"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12" table:condition="of:cell-content-is-in-list([$Contents.$J$1:.$J$650])" table:allow-empty-cell="true" table:display-list="sort-ascending" table:base-cell-address="Form.H2"/>
        <table:content-validation table:name="val13" table:condition="of:cell-content-is-in-list([$Contents.$J$1:.$J$650])" table:allow-empty-cell="true" table:display-list="sort-ascending" table:base-cell-address="Letter.H2"/>
        <table:content-validation table:name="val14" table:condition="of:cell-content-is-in-list([$Contents.$J$1:.$J$650])" table:allow-empty-cell="true" table:display-list="sort-ascending" table:base-cell-address="Pathway.G2"/>
        <table:content-validation table:name="val15" table:condition="of:cell-content-is-in-list([$Contents.$J$1:.$J$650])" table:allow-empty-cell="true" table:display-list="sort-ascending" table:base-cell-address="Order.G2"/>
        <table:content-validation table:name="val16" table:condition="of:cell-content-is-in-list([$Contents.$J$1:.$J$650])" table:allow-empty-cell="true" table:display-list="sort-ascending" table:base-cell-address="Prescription.G2"/>
        <table:content-validation table:name="val17" table:condition="of:cell-content-is-in-list([$Contents.$J$1:.$J$650])" table:allow-empty-cell="true" table:display-list="sort-ascending" table:base-cell-address="Appointment.G2"/>
        <table:content-validation table:name="val18" table:condition="of:cell-content-is-in-list([$Properties.$B$3:.$C$3])" table:allow-empty-cell="false" table:display-list="unsorted" table:base-cell-address="Section.F2"/>
        <table:content-validation table:name="val19" table:condition="of:cell-content-is-in-list([$Properties.$B$11:.$Z$11])" table:allow-empty-cell="false" table:display-list="unsorted" table:base-cell-address="Appointment.F2"/>
        <table:content-validation table:name="val20" table:condition="of:cell-content-is-in-list([$Contents.$J$1:.$K$650])" table:allow-empty-cell="false" table:display-list="sort-ascending" table:base-cell-address="Section.L2"/>
        <table:content-validation table:name="val21" table:condition="of:cell-content-is-in-list([$Contents.$K$1:.$K650])" table:allow-empty-cell="true" table:display-list="sort-ascending" table:base-cell-address="Entry.F2"/>
        <table:content-validation table:name="val22" table:condition="of:cell-content-is-in-list([$Properties.$B$8:.$Z$8])" table:allow-empty-cell="false" table:display-list="sort-ascending" table:base-cell-address="Entry.J2"/>
        <table:content-validation table:name="val23" table:condition="of:cell-content-is-in-list([$Properties.$B$4:.$Z$4])" table:allow-empty-cell="true" table:display-list="unsorted" table:base-cell-address="Folder.E2"/>
        <table:content-validation table:name="val24" table:condition="of:cell-content-is-in-list([$Properties.$B$5:.$Z$5])" table:allow-empty-cell="false" table:display-list="unsorted" table:base-cell-address="Folder.F2"/>
        <table:content-validation table:name="val25" table:condition="of:cell-content-is-in-list([$Properties.$B$6:.$Z$6])" table:allow-empty-cell="false" table:display-list="unsorted" table:base-cell-address="Message.G3"/>
        <table:content-validation table:name="val26" table:condition="of:cell-content-is-in-list([$Properties.$B$3:.$Z$3])" table:allow-empty-cell="true" table:display-list="unsorted" table:base-cell-address="Entry.L2"/>
        <table:content-validation table:name="val27" table:condition="of:cell-content-is-in-list([$Properties.$B$14:.$Z$14])" table:allow-empty-cell="true" table:display-list="unsorted" table:base-cell-address="Entry.M2"/>
        <table:content-validation table:name="val28" table:condition="of:cell-content-is-in-list([$Contents.$M$1:.$M650])" table:allow-empty-cell="false" table:display-list="sort-ascending" table:base-cell-address="Entry.N2"/>
        <table:content-validation table:name="val29" table:condition="of:cell-content-is-in-list([$Properties.$B$11:.$Z$11])" table:allow-empty-cell="false" table:display-list="unsorted" table:base-cell-address="View.E2"/>
        <table:content-validation table:name="val30" table:condition="of:cell-content-is-in-list([$Properties.$B$15:.$Z$15])" table:allow-empty-cell="false" table:display-list="unsorted" table:base-cell-address="Entry.M3"/>
        <table:content-validation table:name="val31" table:condition="of:cell-content-is-in-list([$Properties.$B$13:.$Z$13])" table:allow-empty-cell="false" table:display-list="unsorted" table:base-cell-address="Pathway.L3"/>
        <table:content-validation table:name="val32" table:condition="of:cell-content-is-in-list([$Contents.$L$1:.$M$650])" table:allow-empty-cell="false" table:display-list="sort-ascending" table:base-cell-address="Entry.W2"/>
        <table:content-validation table:name="val33" table:condition="of:cell-content-is-in-list([$Contents.$L$1:.$M$650])" table:allow-empty-cell="true" table:display-list="sort-ascending" table:base-cell-address="Cluster.H2"/>
        <table:content-validation table:name="val34" table:condition="of:cell-content-is-in-list([$Contents.$M$1:.$M$650])" table:allow-empty-cell="true" table:display-list="sort-ascending" table:base-cell-address="Element.E2"/>
        <table:content-validation table:name="val35" table:condition="of:cell-content-is-in-list([$Properties.$B$12:.$Z$12])" table:allow-empty-cell="false" table:display-list="unsorted" table:base-cell-address="Pathway.E14"/>
        <table:content-validation table:name="val36" table:condition="of:cell-content-is-in-list([$Properties.$B$7:.$Z$7])" table:allow-empty-cell="false" table:display-list="unsorted" table:base-cell-address="View.C2"/>
        <table:content-validation table:name="val37" table:condition="of:cell-content-is-in-list([$Properties.$B$9:.$Z$9])" table:allow-empty-cell="false" table:display-list="unsorted" table:base-cell-address="Pathway.F2"/>
        <table:content-validation table:name="val38" table:condition="of:cell-content-is-in-list([$Properties.$B$15:.$Z$15])" table:allow-empty-cell="false" table:display-list="unsorted" table:base-cell-address="Element.I2"/>
        <table:content-validation table:name="val39" table:condition="of:cell-content-is-in-list([$Properties.$B$11:.$Z$11])" table:allow-empty-cell="false" table:display-list="unsorted" table:base-cell-address="Element.J2"/>
        <table:content-validation table:name="val40" table:condition="of:cell-content-is-in-list([$Contents.$N$1:.$N$650])" table:allow-empty-cell="false" table:display-list="sort-ascending" table:base-cell-address="Element.K2"/>
        <table:content-validation table:name="val41" table:condition="of:cell-content-is-in-list([$Properties.$B$17:.$Z$17])" table:allow-empty-cell="false" table:display-list="sort-ascending" table:base-cell-address="CodePoint.F2"/>
        <table:content-validation table:name="val42" table:condition="of:cell-content-is-in-list([$Contents.$K$1:.$K650])" table:allow-empty-cell="false" table:display-list="sort-ascending" table:base-cell-address="CodePoint.H2"/>
      </table:content-validations>
      <table:table table:name="Configuration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6"/>
        <table:table-column table:style-name="co2" table:default-cell-style-name="ce17"/>
        <table:table-row table:style-name="ro1">
          <table:table-cell table:style-name="ce11"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pplicationId</text:p>
          </table:table-cell>
          <table:table-cell table:style-name="ce4" table:content-validation-name="val1" office:value-type="string" calcext:value-type="string">
            <text:p>crossBorderEHR</text:p>
          </table:table-cell>
        </table:table-row>
        <table:table-row table:style-name="ro2">
          <table:table-cell office:value-type="string" calcext:value-type="string">
            <text:p>ApplicationOwner</text:p>
          </table:table-cell>
          <table:table-cell table:style-name="ce4" table:content-validation-name="val2" office:value-type="string" calcext:value-type="string">
            <text:p>John Chelsom</text:p>
          </table:table-cell>
        </table:table-row>
        <table:table-row table:style-name="ro2">
          <table:table-cell office:value-type="string" calcext:value-type="string">
            <text:p>SpecialtyId</text:p>
          </table:table-cell>
          <table:table-cell table:style-name="ce4" table:content-validation-name="val3" office:value-type="string" calcext:value-type="string">
            <text:p>EPS</text:p>
          </table:table-cell>
        </table:table-row>
        <table:table-row table:style-name="ro2">
          <table:table-cell office:value-type="string" calcext:value-type="string">
            <text:p>SpecialtyDisplayName</text:p>
          </table:table-cell>
          <table:table-cell table:style-name="ce4" table:content-validation-name="val4" office:value-type="string" calcext:value-type="string">
            <text:p>European Patient Summary</text:p>
          </table:table-cell>
        </table:table-row>
        <table:table-row table:style-name="ro2">
          <table:table-cell office:value-type="string" calcext:value-type="string">
            <text:p>LanguageCode</text:p>
          </table:table-cell>
          <table:table-cell table:style-name="ce4" office:value-type="string" calcext:value-type="string">
            <text:p>en-gb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</table:table-row>
      </table:table>
      <table:table table:name="Properties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5"/>
        <table:table-column table:style-name="co4" table:number-columns-repeated="25" table:default-cell-style-name="ce19"/>
        <table:table-row table:style-name="ro1">
          <table:table-cell table:style-name="ce14" office:value-type="string" calcext:value-type="string">
            <text:p>Property</text:p>
          </table:table-cell>
          <table:table-cell table:style-name="ce7" office:value-type="string" calcext:value-type="string" table:number-columns-spanned="25" table:number-rows-spanned="1">
            <text:p>Values</text:p>
          </table:table-cell>
          <table:covered-table-cell table:number-columns-repeated="24" table:style-name="ce7"/>
        </table:table-row>
        <table:table-row table:style-name="ro1">
          <table:table-cell office:value-type="string" calcext:value-type="string">
            <text:p>ISO-13606</text:p>
          </table:table-cell>
          <table:table-cell office:value-type="string" calcext:value-type="string">
            <text:p>EHR_Extract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El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Unranked</text:p>
          </table:table-cell>
          <table:table-cell table:number-columns-repeated="23"/>
        </table:table-row>
        <table:table-row table:style-name="ro1">
          <table:table-cell table:number-columns-repeated="2"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ccurrenc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pleEntr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itialValu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re-filled</text:p>
          </table:table-cell>
          <table:table-cell office:value-type="string" calcext:value-type="string">
            <text:p>DistinctValues</text:p>
          </table:table-cell>
          <table:table-cell office:value-type="string" calcext:value-type="string">
            <text:p>AllValue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ransien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ayTimeDuration</text:p>
          </table:table-cell>
          <table:table-cell office:value-type="string" calcext:value-type="string">
            <text:p>yearMonthDura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nyURI</text:p>
          </table:table-cell>
          <table:table-cell office:value-type="string" calcext:value-type="string">
            <text:p>base64Bin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tryType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RegionOfInterest</text:p>
          </table:table-cell>
          <table:table-cell office:value-type="string" calcext:value-type="string">
            <text:p>SubstanceAdministration</text:p>
          </table:table-cell>
          <table:table-cell office:value-type="string" calcext:value-type="string">
            <text:p>Supp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ue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iewTy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Repor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enditi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mage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noted</text:p>
          </table:table-cell>
          <table:table-cell office:value-type="string" calcext:value-type="string">
            <text:p>Enumerated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Highlighted</text:p>
          </table:table-cell>
          <table:table-cell office:value-type="string" calcext:value-type="string">
            <text:p>Hidde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lementType</text:p>
          </table:table-cell>
          <table:table-cell office:value-type="string" calcext:value-type="string">
            <text:p>simpleType</text:p>
          </table:table-cell>
          <table:table-cell office:value-type="string" calcext:value-type="string">
            <text:p>patientMedia</text:p>
          </table:table-cell>
          <table:table-cell office:value-type="string" calcext:value-type="string">
            <text:p>calculatedValue</text:p>
          </table:table-cell>
          <table:table-cell office:value-type="string" calcext:value-type="string">
            <text:p>staticValue</text:p>
          </table:table-cell>
          <table:table-cell office:value-type="string" calcext:value-type="string">
            <text:p>enumeratedValue</text:p>
          </table:table-cell>
          <table:table-cell office:value-type="string" calcext:value-type="string">
            <text:p>enumeratedCalculatedValue</text:p>
          </table:table-cell>
          <table:table-cell office:value-type="string" calcext:value-type="string">
            <text:p>enumeratedClass</text:p>
          </table:table-cell>
          <table:table-cell office:value-type="string" calcext:value-type="string">
            <text:p>enumeratedDirectory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c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hortSearch</text:p>
          </table:table-cell>
          <table:table-cell office:value-type="string" calcext:value-type="string">
            <text:p>Searchable</text:p>
          </table:table-cell>
          <table:table-cell office:value-type="string" calcext:value-type="string">
            <text:p>PrimarySearch</text:p>
          </table:table-cell>
          <table:table-cell office:value-type="string" calcext:value-type="string">
            <text:p>NotSearcha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rtOrder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Fu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ormLayout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deSystem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CD-10</text:p>
          </table:table-cell>
          <table:table-cell office:value-type="string" calcext:value-type="string">
            <text:p>LOINC</text:p>
          </table:table-cell>
          <table:table-cell table:number-columns-repeated="22"/>
        </table:table-row>
      </table:table>
      <table:table table:name="Contents" table:style-name="ta2" table:protected="true" table:print="false">
        <loext:table-protection loext:select-protected-cells="true" loext:select-unprotected-cells="true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0" table:number-matrix-columns-spanned="1" table:number-matrix-rows-spanned="499" table:formula="of:=IF(ISBLANK([Folder.$A$2:.$A549]);&quot;&quot;;CONCATENATE(&quot;Folder:&quot;;[Folder.$A$2:.$A549]))">
            <text:p/>
          </table:table-cell>
          <table:table-cell table:style-name="ce20" table:number-matrix-columns-spanned="1" table:number-matrix-rows-spanned="499" table:formula="of:=IF(ISBLANK([View.$A$2:.$A695]);&quot;&quot;;CONCATENATE(&quot;View:&quot;;[View.$A$2:.$A695]))" office:value-type="string" office:string-value="View:PatientSummary" calcext:value-type="string">
            <text:p>View:PatientSummary</text:p>
          </table:table-cell>
          <table:table-cell table:style-name="ce20" table:number-matrix-columns-spanned="1" table:number-matrix-rows-spanned="499" table:formula="of:=IF(ISBLANK([Message.$A$2:.$A697]);&quot;&quot;;CONCATENATE(&quot;Message:&quot;;[Message.$A$2:.$A697]))">
            <text:p/>
          </table:table-cell>
          <table:table-cell table:style-name="ce20" table:number-matrix-columns-spanned="1" table:number-matrix-rows-spanned="199" table:formula="of:=IF(ISBLANK([Form.$A$2:.$A698]);&quot;&quot;;CONCATENATE(&quot;Form:&quot;;[Form.$A$2:.$A698]))" office:value-type="string" office:string-value="Form:PatientSummary" calcext:value-type="string">
            <text:p>Form:PatientSummary</text:p>
          </table:table-cell>
          <table:table-cell table:style-name="ce20" table:number-matrix-columns-spanned="1" table:number-matrix-rows-spanned="999" table:formula="of:=IF(ISBLANK([Letter.$A$2:.$A699]);&quot;&quot;;CONCATENATE(&quot;Letter:&quot;;[Letter.$A$2:.$A699]))">
            <text:p/>
          </table:table-cell>
          <table:table-cell table:style-name="ce20" table:number-matrix-columns-spanned="1" table:number-matrix-rows-spanned="999" table:formula="of:=IF(ISBLANK([Order.$A$2:.$A699]);&quot;&quot;;CONCATENATE(&quot;Order:&quot;;[Order.$A$2:.$A699]))">
            <text:p/>
          </table:table-cell>
          <table:table-cell table:style-name="ce20" table:number-matrix-columns-spanned="1" table:number-matrix-rows-spanned="999" table:formula="of:=IF(ISBLANK([Appointment.$A$2:.$A699]);&quot;&quot;;CONCATENATE(&quot;Booking:&quot;;[Appointment.$A$2:.$A699]))">
            <text:p/>
          </table:table-cell>
          <table:table-cell table:style-name="ce20" table:number-matrix-columns-spanned="1" table:number-matrix-rows-spanned="999" table:formula="of:=IF(ISBLANK([Prescription.$A$2:.$A699]);&quot;&quot;;CONCATENATE(&quot;Prescription:&quot;;[Prescription.$A$2:.$A699]))">
            <text:p/>
          </table:table-cell>
          <table:table-cell table:style-name="ce20" table:number-matrix-columns-spanned="1" table:number-matrix-rows-spanned="999" table:formula="of:=IF(ISBLANK([Pathway.$A$2:.$A699]);&quot;&quot;;CONCATENATE(&quot;Pathway:&quot;;[Pathway.$A$2:.$A699]))">
            <text:p/>
          </table:table-cell>
          <table:table-cell table:style-name="ce21" table:number-matrix-columns-spanned="1" table:number-matrix-rows-spanned="199" table:formula="of:=IF(ISBLANK([Section.$A$2:.$A699]);&quot;&quot;;CONCATENATE(&quot;Section:&quot;;[Section.$A$2:.$A699]))" office:value-type="string" office:string-value="Section:A.1.PatientSummaryHeader" calcext:value-type="string">
            <text:p>Section:A.1.PatientSummaryHeader</text:p>
          </table:table-cell>
          <table:table-cell table:style-name="ce21" table:number-matrix-columns-spanned="1" table:number-matrix-rows-spanned="499" table:formula="of:=IF(ISBLANK([Entry.$A$2:.$A698]);&quot;&quot;;CONCATENATE(&quot;Entry:&quot;;[Entry.$A$2:.$A698]))" office:value-type="string" office:string-value="Entry:A.1.1.Identification" calcext:value-type="string">
            <text:p>Entry:A.1.1.Identification</text:p>
          </table:table-cell>
          <table:table-cell table:style-name="ce21" table:number-matrix-columns-spanned="1" table:number-matrix-rows-spanned="499" table:formula="of:=IF(ISBLANK([Cluster.$A$2:.$A697]);&quot;&quot;;CONCATENATE(&quot;Cluster:&quot;;[Cluster.$A$2:.$A697]))" office:value-type="string" office:string-value="Cluster:patientIdentity" calcext:value-type="string">
            <text:p>Cluster:patientIdentity</text:p>
          </table:table-cell>
          <table:table-cell table:style-name="ce21" table:number-matrix-columns-spanned="1" table:number-matrix-rows-spanned="499" table:formula="of:=IF(ISBLANK([Element.$A$2:.$A876]);&quot;&quot;;CONCATENATE(&quot;Element:&quot;;[Element.$A$2:.$A876]))" office:value-type="string" office:string-value="Element:Boolean" calcext:value-type="string">
            <text:p>Element:Boolean</text:p>
          </table:table-cell>
          <table:table-cell table:style-name="ce21" table:number-matrix-columns-spanned="1" table:number-matrix-rows-spanned="1030" table:formula="of:=IF(ISBLANK([Units.$A$2:.$A1027]);&quot;&quot;;CONCATENATE(&quot;Unit:&quot;;[Units.$A$2:.$A1027]))"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PatientSummaryBody" calcext:value-type="string">
            <text:p>Section:A.2.PatientSummaryBody</text:p>
          </table:table-cell>
          <table:table-cell>
            <text:p/>
          </table:table-cell>
          <table:table-cell office:value-type="string" office:string-value="Cluster:patientDemographics" calcext:value-type="string">
            <text:p>Cluster:patientDemographics</text:p>
          </table:table-cell>
          <table:table-cell office:value-type="string" office:string-value="Element:Date" calcext:value-type="string">
            <text:p>Element:Dat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PatientSummaryHeader" calcext:value-type="string">
            <text:p>Form:PatientSummaryHeader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teTime" calcext:value-type="string">
            <text:p>Element:DateTim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1.Identification" calcext:value-type="string">
            <text:p>Section:A.1.1.Identific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Time" calcext:value-type="string">
            <text:p>Element:Tim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Alerts" calcext:value-type="string">
            <text:p>Form:Alert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2.ContactInformation" calcext:value-type="string">
            <text:p>Section:A.1.2.ContactInform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Double" calcext:value-type="string">
            <text:p>Element:Doubl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MedicalHistory" calcext:value-type="string">
            <text:p>Form:MedicalHisto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3.InsuranceInformation" calcext:value-type="string">
            <text:p>Section:A.1.3.InsuranceInform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Integer" calcext:value-type="string">
            <text:p>Element:Integer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MedicalProblems" calcext:value-type="string">
            <text:p>Form:MedicalProblem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4.DocumentData" calcext:value-type="string">
            <text:p>Section:A.1.4.DocumentData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String" calcext:value-type="string">
            <text:p>Element:String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MedicationSummary" calcext:value-type="string">
            <text:p>Form:MedicationSumma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1.5.AuthorAndOrganisation" calcext:value-type="string">
            <text:p>Section:A.1.5.AuthorAndOrganis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Memo" calcext:value-type="string">
            <text:p>Element:Memo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SocialHistory" calcext:value-type="string">
            <text:p>Form:SocialHisto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PatientMedia" calcext:value-type="string">
            <text:p>Element:PatientMedia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PregnancyHistory" calcext:value-type="string">
            <text:p>Form:PregnancyHisto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1.Alerts" calcext:value-type="string">
            <text:p>Section:A.2.1.Alerts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Years" calcext:value-type="string">
            <text:p>Element:Years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PatientProvidedData" calcext:value-type="string">
            <text:p>Form:PatientProvidedDat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2.MedicalHistory" calcext:value-type="string">
            <text:p>Section:A.2.2.MedicalHistory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Months" calcext:value-type="string">
            <text:p>Element:Months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Results" calcext:value-type="string">
            <text:p>Form:Result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3.MedicalProblems" calcext:value-type="string">
            <text:p>Section:A.2.3.MedicalProblems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ys" calcext:value-type="string">
            <text:p>Element:Days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Form:PlanOfCare" calcext:value-type="string">
            <text:p>Form:PlanOfCa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4.MedicationSummary" calcext:value-type="string">
            <text:p>Section:A.2.4.MedicationSummary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yPicker" calcext:value-type="string">
            <text:p>Element:DayPicker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5.SocialHistory" calcext:value-type="string">
            <text:p>Section:A.2.5.SocialHistory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MonthPicker" calcext:value-type="string">
            <text:p>Element:MonthPicker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6.PregnancyHistory" calcext:value-type="string">
            <text:p>Section:A.2.6.PregnancyHistory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7.PatientProvidedData" calcext:value-type="string">
            <text:p>Section:A.2.7.PatientProvidedData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1.PatientID" calcext:value-type="string">
            <text:p>Element:A.1.1.1.PatientID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8.Results" calcext:value-type="string">
            <text:p>Section:A.2.8.Results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2.FamilyName" calcext:value-type="string">
            <text:p>Element:A.1.1.2.FamilyNam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.2.9.PlanOfCare" calcext:value-type="string">
            <text:p>Section:A.2.9.PlanOfCare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3.GivenName" calcext:value-type="string">
            <text:p>Element:A.1.1.3.GivenName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4.DateOfBirth" calcext:value-type="string">
            <text:p>Element:A.1.1.4.DateOfBirth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DocumentDataRecording" calcext:value-type="string">
            <text:p>Section:DocumentDataRecording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5.Gender" calcext:value-type="string">
            <text:p>Element:A.1.1.5.Gender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AuthorAndOrganisationRecording" calcext:value-type="string">
            <text:p>Section:AuthorAndOrganisationRecording</text:p>
          </table:table-cell>
          <table:table-cell>
            <text:p/>
          </table:table-cell>
          <table:table-cell>
            <text:p/>
          </table:table-cell>
          <table:table-cell office:value-type="string" office:string-value="Element:A.1.1.6.CountryAffiliation" calcext:value-type="string">
            <text:p>Element:A.1.1.6.CountryAffiliation</text:p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>
            <text:p/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Folder" table:style-name="ta1" table:protected="true" table:print="false">
        <loext:table-protection loext:select-protected-cells="true" loext:select-unprotected-cells="true"/>
        <table:table-column table:style-name="co11" table:default-cell-style-name="ce36"/>
        <table:table-column table:style-name="co11" table:default-cell-style-name="ce37"/>
        <table:table-column table:style-name="co12" table:default-cell-style-name="literal"/>
        <table:table-column table:style-name="co13" table:default-cell-style-name="ce22"/>
        <table:table-column table:style-name="co14" table:default-cell-style-name="ce27"/>
        <table:table-column table:style-name="co11" table:default-cell-style-name="ce27"/>
        <table:table-column table:style-name="co13" table:default-cell-style-name="ce22"/>
        <table:table-column table:style-name="co11" table:number-columns-repeated="23" table:default-cell-style-name="ce24"/>
        <table:table-row table:style-name="ro1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Rank</text:p>
          </table:table-cell>
          <table:table-cell table:style-name="ce35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</table:table>
      <table:table table:name="View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36"/>
        <table:table-column table:style-name="co11" table:default-cell-style-name="ce37"/>
        <table:table-column table:style-name="co15" table:default-cell-style-name="literal"/>
        <table:table-column table:style-name="co16" table:default-cell-style-name="ce22"/>
        <table:table-column table:style-name="co14" table:default-cell-style-name="literal"/>
        <table:table-column table:style-name="co17" table:default-cell-style-name="ce25"/>
        <table:table-column table:style-name="co16" table:default-cell-style-name="ce22"/>
        <table:table-column table:style-name="co11" table:number-columns-repeated="10" table:default-cell-style-name="ce24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Rank</text:p>
          </table:table-cell>
          <table:table-cell table:style-name="ce35" office:value-type="string" calcext:value-type="string">
            <text:p>ViewType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9"/>
        </table:table-row>
        <table:table-row table:style-name="ro2">
          <table:table-cell office:value-type="string" calcext:value-type="string">
            <text:p>PatientSummary</text:p>
          </table:table-cell>
          <table:table-cell office:value-type="string" calcext:value-type="string">
            <text:p>Patient Summa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8" office:value-type="string" calcext:value-type="string">
            <text:p>Composition</text:p>
          </table:table-cell>
          <table:table-cell office:value-type="string" calcext:value-type="string">
            <text:p>-</text:p>
          </table:table-cell>
          <table:table-cell table:content-validation-name="val9" office:value-type="string" calcext:value-type="string">
            <text:p>Form:PatientSummary</text:p>
          </table:table-cell>
          <table:table-cell table:content-validation-name="val9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</table:table>
      <table:table table:name="Message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36"/>
        <table:table-column table:style-name="co11" table:default-cell-style-name="ce37"/>
        <table:table-column table:style-name="co18" table:default-cell-style-name="literal"/>
        <table:table-column table:style-name="co19" table:default-cell-style-name="ce22"/>
        <table:table-column table:style-name="co11" table:number-columns-repeated="23" table:default-cell-style-name="ce24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</table:table>
      <table:table table:name="Form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20" table:default-cell-style-name="ce22"/>
        <table:table-column table:style-name="co21" table:default-cell-style-name="literal"/>
        <table:table-column table:style-name="co22" table:default-cell-style-name="ce26"/>
        <table:table-column table:style-name="co20" table:default-cell-style-name="ce22"/>
        <table:table-column table:style-name="co11" table:number-columns-repeated="19" table:default-cell-style-name="ce24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Rank</text:p>
          </table:table-cell>
          <table:table-cell table:style-name="ce35" office:value-type="string" calcext:value-type="string">
            <text:p>FormLayou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18"/>
        </table:table-row>
        <table:table-row table:style-name="ro2">
          <table:table-cell office:value-type="string" calcext:value-type="string">
            <text:p>PatientSummary</text:p>
          </table:table-cell>
          <table:table-cell office:value-type="string" calcext:value-type="string">
            <text:p>Patient Summa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1.PatientSummaryHeader</text:p>
          </table:table-cell>
          <table:table-cell table:content-validation-name="val12" office:value-type="string" calcext:value-type="string">
            <text:p>Section:A.2.PatientSummaryBody</text:p>
          </table:table-cell>
          <table:table-cell table:content-validation-name="val12"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office:value-type="string" calcext:value-type="string">
            <text:p>PatientSummaryHeader</text:p>
          </table:table-cell>
          <table:table-cell office:value-type="string" calcext:value-type="string">
            <text:p>A.1 Patient Summary Header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office:value-type="string" calcext:value-type="string">
            <text:p>Section:A.1.1.Identification</text:p>
          </table:table-cell>
          <table:table-cell table:content-validation-name="val12" office:value-type="string" calcext:value-type="string">
            <text:p>Section:A.1.2.ContactInformation</text:p>
          </table:table-cell>
          <table:table-cell table:content-validation-name="val12" office:value-type="string" calcext:value-type="string">
            <text:p>Section:A.1.3.InsuranceInformation</text:p>
          </table:table-cell>
          <table:table-cell table:content-validation-name="val12" office:value-type="string" calcext:value-type="string">
            <text:p>Section:A.1.4.DocumentData</text:p>
          </table:table-cell>
          <table:table-cell table:content-validation-name="val12" office:value-type="string" calcext:value-type="string">
            <text:p>Section:A.1.5.AuthorAndOrganisation</text:p>
          </table:table-cell>
          <table:table-cell table:content-validation-name="val12"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2">
          <table:table-cell office:value-type="string" calcext:value-type="string">
            <text:p>Alerts</text:p>
          </table:table-cell>
          <table:table-cell office:value-type="string" calcext:value-type="string">
            <text:p>A.2.1 Alerts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1.Alerts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MedicalHistory</text:p>
          </table:table-cell>
          <table:table-cell office:value-type="string" calcext:value-type="string">
            <text:p>A.2.2 Medical histo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2.MedicalHistory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MedicalProblems</text:p>
          </table:table-cell>
          <table:table-cell office:value-type="string" calcext:value-type="string">
            <text:p>A.2.3 Medical problems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3.MedicalProblems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MedicationSummary</text:p>
          </table:table-cell>
          <table:table-cell office:value-type="string" calcext:value-type="string">
            <text:p>A.2.4 Medication summa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4.MedicationSummary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SocialHistory</text:p>
          </table:table-cell>
          <table:table-cell office:value-type="string" calcext:value-type="string">
            <text:p>A.2.5 Social histo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5.SocialHistory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PregnancyHistory</text:p>
          </table:table-cell>
          <table:table-cell office:value-type="string" calcext:value-type="string">
            <text:p>A.2.6 Pregnancy history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6.PregnancyHistory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PatientProvidedData</text:p>
          </table:table-cell>
          <table:table-cell office:value-type="string" calcext:value-type="string">
            <text:p>A.2.7 Patient provided data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7.PatientProvidedData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Results</text:p>
          </table:table-cell>
          <table:table-cell office:value-type="string" calcext:value-type="string">
            <text:p>A.2.8 Results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8.Results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2">
          <table:table-cell office:value-type="string" calcext:value-type="string">
            <text:p>PlanOfCare</text:p>
          </table:table-cell>
          <table:table-cell office:value-type="string" calcext:value-type="string">
            <text:p>A.2.9 Plan of Care</text:p>
          </table:table-cell>
          <table:table-cell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/>
          <table:table-cell table:content-validation-name="val12" office:value-type="string" calcext:value-type="string">
            <text:p>Section:A.2.9.PlanOfCare</text:p>
          </table:table-cell>
          <table:table-cell table:content-validation-name="val12" office:value-type="string" calcext:value-type="string">
            <text:p>Section:DocumentDataRecording</text:p>
          </table:table-cell>
          <table:table-cell table:content-validation-name="val12" office:value-type="string" calcext:value-type="string">
            <text:p>Section:AuthorAndOrganisationRecording</text:p>
          </table:table-cell>
          <table:table-cell table:content-validation-name="val12"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</table:table>
      <table:table table:name="Letter" table:style-name="ta1" table:protected="true" table:print="false">
        <loext:table-protection loext:select-protected-cells="true" loext:select-unprotected-cells="tru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23" table:default-cell-style-name="ce22"/>
        <table:table-column table:style-name="co24" table:default-cell-style-name="literal"/>
        <table:table-column table:style-name="co22" table:default-cell-style-name="ce26"/>
        <table:table-column table:style-name="co23" table:default-cell-style-name="ce22"/>
        <table:table-column table:style-name="co11" table:number-columns-repeated="19" table:default-cell-style-name="ce24"/>
        <table:table-row table:style-name="ro2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Rank</text:p>
          </table:table-cell>
          <table:table-cell table:style-name="ce35" office:value-type="string" calcext:value-type="string">
            <text:p>FormLayou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</table:table>
      <table:table table:name="Pathway" table:style-name="ta1" table:protected="true" table:print="false">
        <loext:table-protection loext:select-protected-cells="true" loext:select-unprotected-cells="tru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20" table:default-cell-style-name="ce22"/>
        <table:table-column table:style-name="co21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Order" table:style-name="ta1" table:protected="true" table:print="false">
        <loext:table-protection loext:select-protected-cells="true" loext:select-unprotected-cells="tru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20" table:default-cell-style-name="ce22"/>
        <table:table-column table:style-name="co21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</table:table>
      <table:table table:name="Prescription" table:style-name="ta1" table:protected="true" table:print="false">
        <loext:table-protection loext:select-protected-cells="true" loext:select-unprotected-cells="tru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20" table:default-cell-style-name="ce22"/>
        <table:table-column table:style-name="co21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6" table:number-columns-repeated="20"/>
        </table:table-row>
      </table:table>
      <table:table table:name="Appointment" table:style-name="ta1" table:protected="true" table:print="false">
        <loext:table-protection loext:select-protected-cells="true" loext:select-unprotected-cells="tru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20" table:default-cell-style-name="ce22"/>
        <table:table-column table:style-name="co21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nt</text:p>
          </table:table-cell>
          <table:table-cell table:style-name="ce35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7" table:number-columns-repeated="20"/>
        </table:table-row>
      </table:table>
      <table:table table:name="Section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25" table:default-cell-style-name="literal"/>
        <table:table-column table:style-name="co20" table:default-cell-style-name="ce22"/>
        <table:table-column table:style-name="co26" table:default-cell-style-name="ce33"/>
        <table:table-column table:style-name="co27" table:default-cell-style-name="ce33"/>
        <table:table-column table:style-name="co15" table:default-cell-style-name="literal"/>
        <table:table-column table:style-name="co28" table:default-cell-style-name="literal"/>
        <table:table-column table:style-name="co29" table:default-cell-style-name="literal"/>
        <table:table-column table:style-name="co20" table:default-cell-style-name="ce22"/>
        <table:table-column table:style-name="co11" table:number-columns-repeated="16" table:default-cell-style-name="ce24"/>
        <table:table-row table:style-name="ro2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table:style-name="ce35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Layout</text:p>
          </table:table-cell>
          <table:table-cell table:style-name="ce11" office:value-type="string" calcext:value-type="string">
            <text:p>Rendition</text:p>
          </table:table-cell>
          <table:table-cell table:style-name="ce11" office:value-type="string" calcext:value-type="string">
            <text:p>Pre-conditions</text:p>
          </table:table-cell>
          <table:table-cell table:style-name="ce11" office:value-type="string" calcext:value-type="string">
            <text:p>Conditions</text:p>
          </table:table-cell>
          <table:table-cell table:style-name="ce11" office:value-type="string" calcext:value-type="string">
            <text:p>EvaluationContext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Content</text:p>
          </table:table-cell>
          <table:table-cell table:style-name="ce11" table:number-columns-repeated="15"/>
        </table:table-row>
        <table:table-row table:style-name="ro2">
          <table:table-cell office:value-type="string" calcext:value-type="string">
            <text:p>A.1.PatientSummaryHeader</text:p>
          </table:table-cell>
          <table:table-cell office:value-type="string" calcext:value-type="string">
            <text:p>A.1 Patient summary header data element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office:value-type="string" calcext:value-type="string">
            <text:p>Section:A.1.1.Identification</text:p>
          </table:table-cell>
          <table:table-cell table:content-validation-name="val20" office:value-type="string" calcext:value-type="string">
            <text:p>Section:A.1.2.ContactInformation</text:p>
          </table:table-cell>
          <table:table-cell table:content-validation-name="val20" office:value-type="string" calcext:value-type="string">
            <text:p>Section:A.1.3.InsuranceInformation</text:p>
          </table:table-cell>
          <table:table-cell table:content-validation-name="val20" office:value-type="string" calcext:value-type="string">
            <text:p>Section:A.1.4.DocumentData</text:p>
          </table:table-cell>
          <table:table-cell table:content-validation-name="val20" office:value-type="string" calcext:value-type="string">
            <text:p>Section:A.1.5.AuthorAndOrganisation</text:p>
          </table:table-cell>
          <table:table-cell table:content-validation-name="val20" table:number-columns-repeated="11"/>
        </table:table-row>
        <table:table-row table:style-name="ro2">
          <table:table-cell office:value-type="string" calcext:value-type="string">
            <text:p>A.2.PatientSummaryBody</text:p>
          </table:table-cell>
          <table:table-cell office:value-type="string" calcext:value-type="string">
            <text:p>A.2 Patient summary body data element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office:value-type="string" calcext:value-type="string">
            <text:p>Section:A.2.1.Alerts</text:p>
          </table:table-cell>
          <table:table-cell table:content-validation-name="val20" office:value-type="string" calcext:value-type="string">
            <text:p>Section:A.2.2.MedicalHistory</text:p>
          </table:table-cell>
          <table:table-cell table:content-validation-name="val20" office:value-type="string" calcext:value-type="string">
            <text:p>Section:A.2.3.MedicalProblems</text:p>
          </table:table-cell>
          <table:table-cell table:content-validation-name="val20" office:value-type="string" calcext:value-type="string">
            <text:p>Section:A.2.4.MedicationSummary</text:p>
          </table:table-cell>
          <table:table-cell table:content-validation-name="val20" office:value-type="string" calcext:value-type="string">
            <text:p>Section:A.2.5.SocialHistory</text:p>
          </table:table-cell>
          <table:table-cell table:content-validation-name="val20" office:value-type="string" calcext:value-type="string">
            <text:p>Section:A.2.6.PregnancyHistory</text:p>
          </table:table-cell>
          <table:table-cell table:content-validation-name="val20" office:value-type="string" calcext:value-type="string">
            <text:p>Section:A.2.7.PatientProvidedData</text:p>
          </table:table-cell>
          <table:table-cell table:content-validation-name="val20" office:value-type="string" calcext:value-type="string">
            <text:p>Section:A.2.8.Results</text:p>
          </table:table-cell>
          <table:table-cell table:content-validation-name="val20" office:value-type="string" calcext:value-type="string">
            <text:p>Section:A.2.9.PlanOfCare</text:p>
          </table:table-cell>
          <table:table-cell table:content-validation-name="val20"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1.1.Identification</text:p>
          </table:table-cell>
          <table:table-cell office:value-type="string" calcext:value-type="string">
            <text:p>A.1.1 Identification of the patient/subject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office:value-type="string" calcext:value-type="string">
            <text:p>Entry:A.1.1.Identification</text:p>
          </table:table-cell>
          <table:table-cell table:content-validation-name="val20" table:number-columns-repeated="15"/>
        </table:table-row>
        <table:table-row table:style-name="ro2">
          <table:table-cell office:value-type="string" calcext:value-type="string">
            <text:p>A.1.2.ContactInformation</text:p>
          </table:table-cell>
          <table:table-cell office:value-type="string" calcext:value-type="string">
            <text:p>A.1.2 Contact inform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1.3.InsuranceInformation</text:p>
          </table:table-cell>
          <table:table-cell office:value-type="string" calcext:value-type="string">
            <text:p>A.1.3 Insurance inform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1.4.DocumentData</text:p>
          </table:table-cell>
          <table:table-cell office:value-type="string" calcext:value-type="string">
            <text:p>A.1.4 Document dat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1.5.AuthorAndOrganisation</text:p>
          </table:table-cell>
          <table:table-cell office:value-type="string" calcext:value-type="string">
            <text:p>A.1.5 Author and Organis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1.Alerts</text:p>
          </table:table-cell>
          <table:table-cell office:value-type="string" calcext:value-type="string">
            <text:p>A.2.1 Alert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2.MedicalHistory</text:p>
          </table:table-cell>
          <table:table-cell office:value-type="string" calcext:value-type="string">
            <text:p>A.2.2 Medical histor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3.MedicalProblems</text:p>
          </table:table-cell>
          <table:table-cell office:value-type="string" calcext:value-type="string">
            <text:p>A.2.3 Medical problem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4.MedicationSummary</text:p>
          </table:table-cell>
          <table:table-cell office:value-type="string" calcext:value-type="string">
            <text:p>A.2.4 Medication summar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5.SocialHistory</text:p>
          </table:table-cell>
          <table:table-cell office:value-type="string" calcext:value-type="string">
            <text:p>A.2.5 Social histor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6.PregnancyHistory</text:p>
          </table:table-cell>
          <table:table-cell office:value-type="string" calcext:value-type="string">
            <text:p>A.2.6 Pregnancy histor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7.PatientProvidedData</text:p>
          </table:table-cell>
          <table:table-cell office:value-type="string" calcext:value-type="string">
            <text:p>A.2.7 Patient provided dat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8.Results</text:p>
          </table:table-cell>
          <table:table-cell office:value-type="string" calcext:value-type="string">
            <text:p>A.2.8 Result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.2.9.PlanOfCare</text:p>
          </table:table-cell>
          <table:table-cell office:value-type="string" calcext:value-type="string">
            <text:p>A.2.9 Plan of Car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DocumentDataRecording</text:p>
          </table:table-cell>
          <table:table-cell office:value-type="string" calcext:value-type="string">
            <text:p>A.1.4 Document dat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office:value-type="string" calcext:value-type="string">
            <text:p>AuthorAndOrganisationRecording</text:p>
          </table:table-cell>
          <table:table-cell office:value-type="string" calcext:value-type="string">
            <text:p>A.1.5 Author and Organis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8"/>
          <table:table-cell table:content-validation-name="val19"/>
          <table:table-cell table:number-columns-repeated="3"/>
          <table:table-cell office:value-type="string" calcext:value-type="string">
            <text:p>-</text:p>
          </table:table-cell>
          <table:table-cell table:content-validation-name="val20" table:number-columns-repeated="16"/>
        </table:table-row>
      </table:table>
      <table:table table:name="Entry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30" table:default-cell-style-name="literal"/>
        <table:table-column table:style-name="co20" table:default-cell-style-name="ce22"/>
        <table:table-column table:style-name="co31" table:number-columns-repeated="2" table:default-cell-style-name="ce24"/>
        <table:table-column table:style-name="co31" table:default-cell-style-name="ce25"/>
        <table:table-column table:style-name="co26" table:number-columns-repeated="4" table:default-cell-style-name="ce25"/>
        <table:table-column table:style-name="co11" table:default-cell-style-name="ce25"/>
        <table:table-column table:style-name="co11" table:number-columns-repeated="2" table:default-cell-style-name="ce24"/>
        <table:table-column table:style-name="co32" table:number-columns-repeated="3" table:default-cell-style-name="ce33"/>
        <table:table-column table:style-name="co33" table:default-cell-style-name="literal"/>
        <table:table-column table:style-name="co34" table:default-cell-style-name="literal"/>
        <table:table-column table:style-name="co35" table:default-cell-style-name="literal"/>
        <table:table-column table:style-name="co20" table:default-cell-style-name="ce22"/>
        <table:table-column table:style-name="co11" table:number-columns-repeated="17" table:default-cell-style-name="ce24"/>
        <table:table-row table:style-name="ro2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table:style-name="ce35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xtension</text:p>
          </table:table-cell>
          <table:table-cell table:style-name="ce35" office:value-type="string" calcext:value-type="string">
            <text:p>Information</text:p>
          </table:table-cell>
          <table:table-cell table:style-name="ce11" office:value-type="string" calcext:value-type="string">
            <text:p>EntryType</text:p>
          </table:table-cell>
          <table:table-cell table:style-name="ce11" office:value-type="string" calcext:value-type="string">
            <text:p>CRUD</text:p>
          </table:table-cell>
          <table:table-cell table:style-name="ce11" office:value-type="string" calcext:value-type="string">
            <text:p>Occurrence</text:p>
          </table:table-cell>
          <table:table-cell table:style-name="ce11" office:value-type="string" calcext:value-type="string">
            <text:p>InitialValue</text:p>
          </table:table-cell>
          <table:table-cell table:style-name="ce11" office:value-type="string" calcext:value-type="string">
            <text:p>Layout</text:p>
          </table:table-cell>
          <table:table-cell table:style-name="ce11" office:value-type="string" calcext:value-type="string">
            <text:p>SortOrder</text:p>
          </table:table-cell>
          <table:table-cell table:style-name="ce11" office:value-type="string" calcext:value-type="string">
            <text:p>SortCriteria</text:p>
          </table:table-cell>
          <table:table-cell table:style-name="ce11" office:value-type="string" calcext:value-type="string">
            <text:p>CategorizationCriteria</text:p>
          </table:table-cell>
          <table:table-cell table:style-name="ce11" office:value-type="string" calcext:value-type="string">
            <text:p>Rendition</text:p>
          </table:table-cell>
          <table:table-cell table:style-name="ce11" office:value-type="string" calcext:value-type="string">
            <text:p>Scope</text:p>
          </table:table-cell>
          <table:table-cell table:style-name="ce11" office:value-type="string" calcext:value-type="string">
            <text:p>CohortSearch</text:p>
          </table:table-cell>
          <table:table-cell table:style-name="ce11" office:value-type="string" calcext:value-type="string">
            <text:p>EvaluationContext</text:p>
          </table:table-cell>
          <table:table-cell table:style-name="ce11" office:value-type="string" calcext:value-type="string">
            <text:p>Pre-conditions</text:p>
          </table:table-cell>
          <table:table-cell table:style-name="ce11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Content</text:p>
          </table:table-cell>
          <table:table-cell table:style-name="ce11" table:number-columns-repeated="16"/>
        </table:table-row>
        <table:table-row table:style-name="ro2">
          <table:table-cell office:value-type="string" calcext:value-type="string">
            <text:p>A.1.1.Identificatio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office:value-type="string" calcext:value-type="string">
            <text:p>Cluster:patientIdentity</text:p>
          </table:table-cell>
          <table:table-cell table:content-validation-name="val32" office:value-type="string" calcext:value-type="string">
            <text:p>Cluster:patientDemographics</text:p>
          </table:table-cell>
          <table:table-cell table:content-validation-name="val32"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1" table:number-columns-repeated="2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 table:number-columns-repeated="2"/>
          <table:table-cell table:content-validation-name="val29"/>
          <table:table-cell table:content-validation-name="val30"/>
          <table:table-cell table:content-validation-name="val31"/>
          <table:table-cell table:number-columns-repeated="3"/>
          <table:table-cell office:value-type="string" calcext:value-type="string">
            <text:p>-</text:p>
          </table:table-cell>
          <table:table-cell table:content-validation-name="val32" table:number-columns-repeated="17"/>
        </table:table-row>
      </table:table>
      <table:table table:name="Cluster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36"/>
        <table:table-column table:style-name="co11" table:default-cell-style-name="ce37"/>
        <table:table-column table:style-name="co15" table:default-cell-style-name="literal"/>
        <table:table-column table:style-name="co13" table:default-cell-style-name="ce22"/>
        <table:table-column table:style-name="co11" table:default-cell-style-name="ce25"/>
        <table:table-column table:style-name="co11" table:default-cell-style-name="literal"/>
        <table:table-column table:style-name="co16" table:default-cell-style-name="ce22"/>
        <table:table-column table:style-name="co11" table:number-columns-repeated="19" table:default-cell-style-name="ce24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Layout</text:p>
          </table:table-cell>
          <table:table-cell table:style-name="ce35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Content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tientIdentit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A.1.1.1.PatientID</text:p>
          </table:table-cell>
          <table:table-cell table:content-validation-name="val33" office:value-type="string" calcext:value-type="string">
            <text:p>Element:A.1.1.2.FamilyName</text:p>
          </table:table-cell>
          <table:table-cell table:content-validation-name="val33" office:value-type="string" calcext:value-type="string">
            <text:p>Element:A.1.1.3.GivenName</text:p>
          </table:table-cell>
          <table:table-cell table:content-validation-name="val33" table:number-columns-repeated="16"/>
        </table:table-row>
        <table:table-row table:style-name="ro2">
          <table:table-cell office:value-type="string" calcext:value-type="string">
            <text:p>patientDemographic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A.1.1.4.DateOfBirth</text:p>
          </table:table-cell>
          <table:table-cell table:content-validation-name="val33" office:value-type="string" calcext:value-type="string">
            <text:p>Element:A.1.1.5.Gender</text:p>
          </table:table-cell>
          <table:table-cell table:content-validation-name="val33" office:value-type="string" calcext:value-type="string">
            <text:p>Element:A.1.1.6.CountryAffiliation</text:p>
          </table:table-cell>
          <table:table-cell table:content-validation-name="val33"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26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</table:table>
      <table:table table:name="Element" table:style-name="ta1" table:print="false">
        <office:forms form:automatic-focus="false" form:apply-design-mode="false"/>
        <table:table-column table:style-name="co11" table:default-cell-style-name="ce36"/>
        <table:table-column table:style-name="co11" table:default-cell-style-name="ce37"/>
        <table:table-column table:style-name="co15" table:default-cell-style-name="literal"/>
        <table:table-column table:style-name="co20" table:default-cell-style-name="ce22"/>
        <table:table-column table:style-name="co11" table:default-cell-style-name="ce24"/>
        <table:table-column table:style-name="co36" table:default-cell-style-name="ce25"/>
        <table:table-column table:style-name="co37" table:number-columns-repeated="2" table:default-cell-style-name="ce25"/>
        <table:table-column table:style-name="co26" table:number-columns-repeated="2" table:default-cell-style-name="ce25"/>
        <table:table-column table:style-name="co38" table:default-cell-style-name="ce24"/>
        <table:table-column table:style-name="co39" table:default-cell-style-name="literal"/>
        <table:table-column table:style-name="co11" table:number-columns-repeated="4" table:default-cell-style-name="literal"/>
        <table:table-column table:style-name="co13" table:default-cell-style-name="ce22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11" table:default-cell-style-name="ce37"/>
        <table:table-column table:style-name="co40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26" table:default-cell-style-name="ce38"/>
        <table:table-column table:style-name="co26" table:default-cell-style-name="ce37"/>
        <table:table-column table:style-name="co41" table:default-cell-style-name="ce38"/>
        <table:table-row table:style-name="ro1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xtension</text:p>
          </table:table-cell>
          <table:table-cell table:style-name="ce11" office:value-type="string" calcext:value-type="string">
            <text:p>ElementType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ValueRequired</text:p>
          </table:table-cell>
          <table:table-cell table:style-name="ce11" office:value-type="string" calcext:value-type="string">
            <text:p>Scope</text:p>
          </table:table-cell>
          <table:table-cell table:style-name="ce11" office:value-type="string" calcext:value-type="string">
            <text:p>Rendition</text:p>
          </table:table-cell>
          <table:table-cell table:style-name="ce11" office:value-type="string" calcext:value-type="string">
            <text:p>Units</text:p>
          </table:table-cell>
          <table:table-cell table:style-name="ce11" office:value-type="string" calcext:value-type="string">
            <text:p>FieldLength</text:p>
          </table:table-cell>
          <table:table-cell table:style-name="ce11" office:value-type="string" calcext:value-type="string">
            <text:p>Conditions</text:p>
          </table:table-cell>
          <table:table-cell table:style-name="ce11" office:value-type="string" calcext:value-type="string">
            <text:p>Constraints</text:p>
          </table:table-cell>
          <table:table-cell table:style-name="ce11" office:value-type="string" calcext:value-type="string">
            <text:p>DefaultValue</text:p>
          </table:table-cell>
          <table:table-cell table:style-name="ce11" office:value-type="string" calcext:value-type="string">
            <text:p>CalculatedValue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Values</text:p>
          </table:table-cell>
          <table:table-cell table:style-name="ce11" table:number-columns-repeated="199"/>
        </table:table-row>
        <table:table-row table:style-name="ro2"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boolean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Tim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tim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oubl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Memo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memo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PatientMedi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patientMedia</text:p>
          </table:table-cell>
          <table:table-cell table:content-validation-name="val36" office:value-type="string" calcext:value-type="string">
            <text:p>base64Binary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Year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Month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y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yPick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table:number-columns-repeated="138"/>
        </table:table-row>
        <table:table-row table:style-name="ro2">
          <table:table-cell office:value-type="string" calcext:value-type="string">
            <text:p>MonthPick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-01-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-02-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-03-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-04-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-05-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-06-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-07-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-08-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-09-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-10-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-11-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-12-</text:p>
          </table:table-cell>
          <table:table-cell table:number-columns-repeated="17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1.PatientID</text:p>
          </table:table-cell>
          <table:table-cell office:value-type="string" calcext:value-type="string">
            <text:p>National healthcare patient ID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Required</text:p>
          </table:table-cell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2.FamilyName</text:p>
          </table:table-cell>
          <table:table-cell office:value-type="string" calcext:value-type="string">
            <text:p>Family name/surnam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3.GivenName</text:p>
          </table:table-cell>
          <table:table-cell office:value-type="string" calcext:value-type="string">
            <text:p>Given nam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4.DateOfBirth</text:p>
          </table:table-cell>
          <table:table-cell office:value-type="string" calcext:value-type="string">
            <text:p>Date of birth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5.Gender</text:p>
          </table:table-cell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A.1.1.6.CountryAffiliation</text:p>
          </table:table-cell>
          <table:table-cell office:value-type="string" calcext:value-type="string">
            <text:p>Country of affiliation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Class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table:style-name="ce28"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table:style-name="ce28"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</table:table>
      <table:table table:name="Units" table:style-name="ta1" table:protected="true" table:print="false">
        <loext:table-protection loext:select-protected-cells="true" loext:select-unprotected-cells="true"/>
        <table:table-column table:style-name="co11" table:default-cell-style-name="ce36"/>
        <table:table-column table:style-name="co11" table:default-cell-style-name="ce37"/>
        <table:table-column table:style-name="co15" table:default-cell-style-name="literal"/>
        <table:table-column table:style-name="co20" table:default-cell-style-name="ce50"/>
        <table:table-row table:style-name="ro3">
          <table:table-cell table:style-name="ce35" office:value-type="string" calcext:value-type="string">
            <text:p>Identifier</text:p>
          </table:table-cell>
          <table:table-cell table:style-name="ce35" office:value-type="string" calcext:value-type="string">
            <text:p>DisplayName</text:p>
          </table:table-cell>
          <table:table-cell table:style-name="ce35" office:value-type="string" calcext:value-type="string">
            <text:p>Hin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 table:number-rows-repeated="174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CodePoint" table:style-name="ta1" table:protected="true" table:print="false">
        <loext:table-protection loext:select-protected-cells="true" loext:select-unprotected-cells="true"/>
        <table:table-column table:style-name="co11" table:default-cell-style-name="ce36"/>
        <table:table-column table:style-name="co11" table:default-cell-style-name="ce37"/>
        <table:table-column table:style-name="co11" table:default-cell-style-name="literal"/>
        <table:table-column table:style-name="co20" table:default-cell-style-name="ce50"/>
        <table:table-column table:style-name="co31" table:default-cell-style-name="literal"/>
        <table:table-column table:style-name="co31" table:default-cell-style-name="ce25"/>
        <table:table-column table:style-name="co20" table:default-cell-style-name="ce50"/>
        <table:table-column table:style-name="co11" table:default-cell-style-name="ce24"/>
        <table:table-column table:style-name="co11" table:default-cell-style-name="literal"/>
        <table:table-row table:style-name="ro3">
          <table:table-cell table:style-name="ce35" office:value-type="string" calcext:value-type="string">
            <text:p>Identifier</text:p>
          </table:table-cell>
          <table:table-cell table:style-name="ce29" office:value-type="string" calcext:value-type="string">
            <text:p>DisplayName</text:p>
          </table:table-cell>
          <table:table-cell table:style-name="ce29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CodeSystem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Context</text:p>
          </table:table-cell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1"/>
          <table:table-cell office:value-type="string" calcext:value-type="string">
            <text:p>-</text:p>
          </table:table-cell>
          <table:table-cell table:content-validation-name="val42"/>
          <table:table-cell/>
        </table:table-row>
        <table:table-row table:style-name="ro1" table:number-rows-repeated="38">
          <table:table-cell table:number-columns-repeated="5"/>
          <table:table-cell table:content-validation-name="val41"/>
          <table:table-cell/>
          <table:table-cell table:content-validation-name="val42"/>
          <table:table-cell/>
        </table:table-row>
        <table:table-row table:style-name="ro1">
          <table:table-cell table:number-columns-repeated="5"/>
          <table:table-cell table:content-validation-name="val41"/>
          <table:table-cell/>
          <table:table-cell table:content-validation-name="val4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value" style:family="table-cell" style:parent-style-name="Default">
      <style:table-cell-properties fo:background-color="#e6e6ff"/>
    </style:style>
    <style:style style:name="displayName" style:family="table-cell" style:parent-style-name="Default">
      <style:table-cell-properties fo:background-color="#ccccff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0:44:03.183903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08T09:37:12</meta:creation-date>
    <meta:generator>LibreOffice/6.0.7.3$Linux_X86_64 LibreOffice_project/00m0$Build-3</meta:generator>
    <dc:date>2023-05-30T15:22:40.927726955</dc:date>
    <meta:editing-duration>P132DT1H19M46S</meta:editing-duration>
    <meta:editing-cycles>529</meta:editing-cycles>
    <meta:document-statistic meta:table-count="18" meta:cell-count="16113" meta:object-count="0"/>
  </office:meta>
</office:document-meta>
</file>